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enlo" svg:font-family="Menlo, Monaco, 'Courier New', monospace"/>
    <style:font-face style:name="Ubuntu" svg:font-family="Ubuntu, 'Bitstream Vera Sans', 'DejaVu Sans', Tahom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padding="0cm" fo:border="none"/>
    </style:style>
    <style:style style:name="T1" style:family="text">
      <style:text-properties officeooo:rsid="001a1f6e"/>
    </style:style>
    <style:style style:name="T2" style:family="text">
      <style:text-properties officeooo:rsid="001d3349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officeooo:rsid="001f6853"/>
    </style:style>
    <style:style style:name="T5" style:family="text">
      <style:text-properties fo:font-variant="normal" fo:text-transform="none" fo:color="#dd1144" style:font-name="Menlo" fo:font-size="9pt" fo:letter-spacing="normal" fo:font-style="normal" fo:font-weight="normal"/>
    </style:style>
    <style:style style:name="T6" style:family="text">
      <style:text-properties fo:font-variant="normal" fo:text-transform="none" fo:color="#dd1144" style:font-name="Menlo" fo:font-size="9pt" fo:letter-spacing="normal" fo:font-style="normal" fo:font-weight="normal" officeooo:rsid="00204b8d"/>
    </style:style>
    <style:style style:name="T7" style:family="text">
      <style:text-properties fo:font-variant="normal" fo:text-transform="none" fo:color="#dd1144" style:font-name="Menlo" fo:font-size="9pt" fo:letter-spacing="normal" fo:font-style="normal" fo:font-weight="normal" officeooo:rsid="0020b652"/>
    </style:style>
    <style:style style:name="T8" style:family="text">
      <style:text-properties fo:font-variant="normal" fo:text-transform="none" fo:color="#dd1144" fo:font-size="9pt" fo:letter-spacing="normal" fo:font-style="normal" fo:font-weight="normal" officeooo:rsid="00204b8d"/>
    </style:style>
    <style:style style:name="T9" style:family="text">
      <style:text-properties fo:font-variant="normal" fo:text-transform="none" fo:color="#dd1144" fo:letter-spacing="normal" fo:font-style="normal" fo:font-weight="normal" officeooo:rsid="00204b8d"/>
    </style:style>
    <style:style style:name="T10" style:family="text">
      <style:text-properties fo:font-variant="normal" fo:text-transform="none" fo:color="#333333" style:font-name="Ubuntu" fo:font-size="9pt" fo:letter-spacing="normal" fo:font-style="normal" fo:font-weight="normal"/>
    </style:style>
    <style:style style:name="T11" style:family="text">
      <style:text-properties fo:font-variant="normal" fo:text-transform="none" fo:color="#333333" fo:font-size="9pt" fo:letter-spacing="normal" fo:font-style="normal" fo:font-weight="normal"/>
    </style:style>
    <style:style style:name="T12" style:family="text">
      <style:text-properties fo:font-variant="normal" fo:text-transform="none" fo:color="#333333" fo:letter-spacing="normal" fo:font-style="normal" fo:font-weight="normal"/>
    </style:style>
    <style:style style:name="T13" style:family="text">
      <style:text-properties fo:font-variant="normal" fo:text-transform="none" style:font-name="Menlo" fo:font-size="9pt" fo:letter-spacing="normal" fo:font-style="normal" fo:font-weight="normal"/>
    </style:style>
    <style:style style:name="T14" style:family="text">
      <style:text-properties fo:font-variant="normal" fo:text-transform="none" style:font-name="Menlo" fo:font-size="9pt" fo:letter-spacing="normal" fo:font-style="normal" fo:font-weight="normal" officeooo:rsid="00204b8d"/>
    </style:style>
    <style:style style:name="T15" style:family="text">
      <style:text-properties fo:font-variant="normal" fo:text-transform="none" style:font-name="Menlo" fo:font-size="9pt" fo:letter-spacing="normal" fo:font-style="normal" fo:font-weight="normal" officeooo:rsid="0020b652"/>
    </style:style>
    <style:style style:name="T16" style:family="text">
      <style:text-properties fo:font-variant="normal" fo:text-transform="none" fo:color="#000000" style:font-name="Menlo" fo:font-size="9pt" fo:letter-spacing="normal" fo:font-style="normal" fo:font-weight="normal" officeooo:rsid="00204b8d"/>
    </style:style>
    <style:style style:name="T17" style:family="text">
      <style:text-properties fo:font-variant="normal" fo:text-transform="none" fo:font-size="9pt" fo:letter-spacing="normal" fo:font-style="normal" fo:font-weight="normal" officeooo:rsid="00204b8d"/>
    </style:style>
    <style:style style:name="T18" style:family="text">
      <style:text-properties fo:font-variant="normal" fo:text-transform="none" fo:font-size="9pt" fo:letter-spacing="normal" fo:font-style="normal" fo:font-weight="normal" officeooo:rsid="0020b652"/>
    </style:style>
    <style:style style:name="T19" style:family="text">
      <style:text-properties fo:font-variant="normal" fo:text-transform="none" fo:letter-spacing="normal" fo:font-style="normal" fo:font-weight="normal" officeooo:rsid="00204b8d"/>
    </style:style>
    <style:style style:name="T20" style:family="text">
      <style:text-properties fo:font-variant="normal" fo:text-transform="none" fo:letter-spacing="normal" fo:font-style="normal" fo:font-weight="normal" officeooo:rsid="0020b6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n stack install Steps on single node CentOS:</text:p>
      <text:p text:style-name="Standard"/>
      <text:p text:style-name="Standard">1. <text:s/>Stop service which are not needed:</text:p>
      <text:p text:style-name="Standard"><text:tab/># systemctl stop postfix firewalld NetworkManager </text:p>
      <text:p text:style-name="Standard"><text:tab/># systemctl disable postfix firewalld NetworkManager </text:p>
      <text:p text:style-name="Standard"><text:tab/># systemctl mask NetworkManager </text:p>
      <text:p text:style-name="Standard"><text:tab/># yum remove postfix NetworkManager NetworkManager-libnm</text:p>
      <text:p text:style-name="Standard">2. <text:s/>Completely disable SeLinux policies on machine</text:p>
      <text:p text:style-name="Standard"><text:tab/># setenforce 0 </text:p>
      <text:p text:style-name="Standard"><text:tab/># getenforce </text:p>
      <text:p text:style-name="Standard"><text:tab/># vi /etc/selinux/config</text:p>
      <text:p text:style-name="Standard">3. <text:s/>To set linux system host</text:p>
      <text:p text:style-name="Standard"><text:tab/># hostnamectl set-hostname cloud.centos.lan</text:p>
      <text:p text:style-name="Standard">4. Install ntp server</text:p>
      <text:p text:style-name="Standard"><text:tab/># yum install ntpdate </text:p>
      <text:p text:style-name="Standard">5. <text:s/>Install Openstack on centOS &amp; REDHAT</text:p>
      <text:p text:style-name="Standard"><text:s text:c="3"/><text:tab/>In order to enabled rdo repository</text:p>
      <text:p text:style-name="Standard"><text:tab/># yum install -y <text:a xlink:type="simple" xlink:href="https://repos.fedorapeople.org/repos/openstack/openstack-mitaka/rdo-release-mitaka-3.noarch.rpm">https://repos.fedorapeople.org/repos/openstack/openstack-mitaka/rdo-release-mitaka-3.noarch.rpm</text:a> (Sometime neednot to install this, follow the below steps)</text:p>
      <text:p text:style-name="Standard"/>
      <text:p text:style-name="Standard"><text:tab/># yum install https://www.rdoproject.org/repos/rdo-release.rpm </text:p>
      <text:p text:style-name="Standard"><text:tab/># yum install -y centos-release-openstack-mitaka </text:p>
      <text:p text:style-name="Standard"><text:tab/># yum update -y</text:p>
      <text:p text:style-name="Standard">6. <text:s/>Install Packstack</text:p>
      <text:p text:style-name="Standard"><text:tab/># yum install <text:s/>openstack-packstack</text:p>
      <text:p text:style-name="Standard">7. Install Openstack</text:p>
      <text:p text:style-name="Standard"><text:tab/>#packstack –allinone</text:p>
      <text:p text:style-name="Standard"/>
      <text:p text:style-name="Standard">References:</text:p>
      <text:p text:style-name="Standard">1. <text:a xlink:type="simple" xlink:href="http://www.unixarena.com/2016/05/deploying-openstack-on-redhat-packstack-method.html">http://www.unixarena.com/2016/05/deploying-openstack-on-redhat-packstack-method.html</text:a></text:p>
      <text:p text:style-name="Standard">2. <text:a xlink:type="simple" xlink:href="http://www.tuxfixer.com/openstack-liberty-all-in-one-installation-on-centos-7/">http://www.tuxfixer.com/openstack-liberty-all-in-one-installation-on-centos-7/</text:a> </text:p>
      <text:p text:style-name="Standard"><text:span text:style-name="T1">3</text:span>. <text:a xlink:type="simple" xlink:href="https://www.tecmint.com/openstack-installation-guide-rhel-centos/">https://www.tecmint.com/openstack-installation-guide-rhel-centos/</text:a></text:p>
      <text:p text:style-name="Standard"><text:span text:style-name="T1">4</text:span>. <text:a xlink:type="simple" xlink:href="https://www.rdoproject.org/install/quickstart/">https://www.rdoproject.org/install/quickstart/</text:a></text:p>
      <text:p text:style-name="Standard"><text:span text:style-name="T1">5</text:span>. <text:a xlink:type="simple" xlink:href="http://dbaxps.blogspot.in/2016/11/packstack-install-rdo-newton-with.html">http://dbaxps.blogspot.in/2016/11/packstack-install-rdo-newton-with.html</text:a> </text:p>
      <text:p text:style-name="Standard"><text:span text:style-name="T1">6</text:span>. <text:a xlink:type="simple" xlink:href="https://access.redhat.com/articles/1127153">https://access.redhat.com/articles/1127153</text:a></text:p>
      <text:p text:style-name="Standard"><text:span text:style-name="T1">7</text:span>. <text:a xlink:type="simple" xlink:href="https://ask.openstack.org/en/question/25227/packstack-install-errors/">https://ask.openstack.org/en/question/25227/packstack-install-errors/</text:a> <text:s/>Error solver (Not necessary)</text:p>
      <text:p text:style-name="Standard"/>
      <text:p text:style-name="Standard"/>
      <text:p text:style-name="Standard">Openstack Using Devstack </text:p>
      <text:p text:style-name="Standard"><text:a xlink:type="simple" xlink:href="https://serenity-networks.com/how-to-install-openstack-ocata-on-a-single-server-using-devstack/">https://serenity-networks.com/how-to-install-openstack-ocata-on-a-single-server-using-devstack/</text:a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/>**** Installation completed successfully ****** </text:p>
      <text:p text:style-name="Standard"/>
      <text:p text:style-name="Standard">Additional information: </text:p>
      <text:p text:style-name="Standard"><text:s/>* A new answerfile was created in: /root/packstack-answers-20170609-094156.txt </text:p>
      <text:p text:style-name="Standard"><text:s/>* Time synchronization installation was skipped. Please note that unsynchronized time on server instances might be problem for some OpenStack components. </text:p>
      <text:p text:style-name="Standard"><text:s/>* File /root/keystonerc_admin has been created on OpenStack client host 172.31.16.73. To use the command line tools you need to source the file. </text:p>
      <text:p text:style-name="Standard"><text:s/>* To access the OpenStack Dashboard browse to http://172.31.16.73/dashboard . </text:p>
      <text:p text:style-name="Standard">Please, find your login credentials stored in the keystonerc_admin in your home directory. </text:p>
      <text:p text:style-name="Standard"><text:s/>* Because of the kernel update the host 172.31.16.73 requires reboot. </text:p>
      <text:p text:style-name="Standard"><text:s/>* The installation log file is available at: /var/tmp/packstack/20170609-094155-FOTJH3/openstack-setup.log </text:p>
      <text:p text:style-name="Standard">* The generated manifests are available at: /var/tmp/packstack/20170609-094155-FOTJH3/manifests </text:p>
      <text:p text:style-name="Standard"/>
      <text:p text:style-name="Standard">service iptables restart</text:p>
      <text:p text:style-name="Standard">systemctl status iptables.service</text:p>
      <text:p text:style-name="Standard">service iptables save</text:p>
      <text:p text:style-name="Standard">systemctl stop firewalld</text:p>
      <text:p text:style-name="Standard">systemctl disable <text:s/>firewalld</text:p>
      <text:p text:style-name="Standard">systemctl start iptables</text:p>
      <text:p text:style-name="Standard">systemctl enable iptables</text:p>
      <text:p text:style-name="Standard">service iptables restart</text:p>
      <text:p text:style-name="Standard"># systemctl enable httpd.service memcached.service</text:p>
      <text:p text:style-name="Standard"># systemctl restart httpd.service memcached.servi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T3">UI changes:</text:span></text:p>
      <text:p text:style-name="Standard">1. nano /etc/openstack-dashboard/local_settings</text:p>
      <text:p text:style-name="Standard">2. <text:a xlink:type="simple" xlink:href="https://www.server-world.info/en/note?os=CentOS_7&amp;p=openstack_ocata&amp;f=14"><text:span text:style-name="T2">https://www.server-world.info/en/note?os=CentOS_7&amp;p=openstack_ocata&amp;f=14</text:span></text:a></text:p>
      <text:p text:style-name="Standard">3. <text:a xlink:type="simple" xlink:href="http://openstack-xenserver.readthedocs.io/en/latest/12-install-dashboard-horizon-on-controller.html">http://openstack-xenserver.readthedocs.io/en/latest/12-install-dashboard-horizon-on-controller.html</text:a></text:p>
      <text:p text:style-name="Standard">4. <text:a xlink:type="simple" xlink:href="https://access.redhat.com/documentation/en-US/Red_Hat_Enterprise_Linux_OpenStack_Platform/2/html/Getting_Started_Guide/chap-Deploying_The_Dashboard.html#idp11729032">https://access.redhat.com/documentation/en-US/Red_Hat_Enterprise_Linux_OpenStack_Platform/2/html/Getting_Started_Guide/chap-Deploying_The_Dashboard.html#idp11729032</text:a></text:p>
      <text:p text:style-name="Standard">5. <text:a xlink:type="simple" xlink:href="https://ask.openstack.org/en/question/92601/horizon-via-ip-address-of-a-2nd-interface/">https://ask.openstack.org/en/question/92601/horizon-via-ip-address-of-a-2nd-interface/</text:a> </text:p>
      <text:p text:style-name="Standard"/>
      <text:p text:style-name="Standard"><text:a xlink:type="simple" xlink:href="http://dbaxps.blogspot.in/2016/11/packstack-install-rdo-newton-with.html">http://dbaxps.blogspot.in/2016/11/packstack-install-rdo-newton-with.html</text:a> </text:p>
      <text:p text:style-name="Standard"/>
      <text:p text:style-name="Standard">Testing</text:p>
      <text:p text:style-name="Standard">- <text:span text:style-name="T1">source /root/keystonerc_admin</text:span></text:p>
      <text:p text:style-name="Standard">- <text:span text:style-name="T1">systemctl start neutron-openvswitch-agent</text:span></text:p>
      <text:p text:style-name="Standard">- <text:span text:style-name="T1">nova-manage host list</text:span></text:p>
      <text:p text:style-name="Standard">- <text:span text:style-name="T1">nova-manage service list</text:span></text:p>
      <text:p text:style-name="Standard"/>
      <text:p text:style-name="Standard"/>
      <text:p text:style-name="Standard"/>
      <text:p text:style-name="Standard"/>
      <text:p text:style-name="Standard">nano /etc/httpd/conf.d/15-horizon_vhost.conf</text:p>
      <text:p text:style-name="Standard">ServerAlias 52.77.240.98</text:p>
      <text:p text:style-name="Standard"/>
      <text:p text:style-name="Standard">https://docs.openstack.org/kilo/config-reference/content/configure-dashboard.html</text:p>
      <text:p text:style-name="Standard"/>
      <text:p text:style-name="Standard"/>
      <text:p text:style-name="Standard"/>
      <text:p text:style-name="Standard">Changes</text:p>
      <text:p text:style-name="Standard">- <text:s/>/etc/network</text:p>
      <text:p text:style-name="Standard"><text:span text:style-name="T4">- </text:span><text:span text:style-name="T13">/etc/httpd/conf.d/</text:span></text:p>
      <text:p text:style-name="Standard"/>
      <text:p text:style-name="P1"><text:span text:style-name="T16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enlo" svg:font-family="Menlo, Monaco, 'Courier New', monospace"/>
    <style:font-face style:name="Ubuntu" svg:font-family="Ubuntu, 'Bitstream Vera Sans', 'DejaVu Sans', Tahom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5:33:54.446971579</meta:creation-date>
    <dc:date>2017-06-13T12:25:51.373289217</dc:date>
    <meta:editing-duration>P1DT3H52M15S</meta:editing-duration>
    <meta:editing-cycles>23</meta:editing-cycles>
    <meta:generator>LibreOffice/4.2.8.2$Linux_X86_64 LibreOffice_project/420m0$Build-2</meta:generator>
    <meta:document-statistic meta:table-count="0" meta:image-count="0" meta:object-count="0" meta:page-count="3" meta:paragraph-count="73" meta:word-count="329" meta:character-count="3709" meta:non-whitespace-character-count="3392"/>
  </office:meta>
</office:document-meta>
</file>